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4664" calcext:value-type="float">
            <text:p>44.1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0176" calcext:value-type="float">
            <text:p>44.0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6168" calcext:value-type="float">
            <text:p>44.0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2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6104" calcext:value-type="float">
            <text:p>44.2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2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7192" calcext:value-type="float">
            <text:p>43.8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9616" calcext:value-type="float">
            <text:p>43.4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8072" calcext:value-type="float">
            <text:p>43.2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636" calcext:value-type="float">
            <text:p>43.2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7672" calcext:value-type="float">
            <text:p>43.8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1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74" calcext:value-type="float">
            <text:p>43.9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0032" calcext:value-type="float">
            <text:p>43.6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8112" calcext:value-type="float">
            <text:p>43.5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688" calcext:value-type="float">
            <text:p>43.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0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7424" calcext:value-type="float">
            <text:p>43.3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0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0704" calcext:value-type="float">
            <text:p>42.9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8992" calcext:value-type="float">
            <text:p>42.9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0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0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0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0224" calcext:value-type="float">
            <text:p>42.9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0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1728" calcext:value-type="float">
            <text:p>42.7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0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496" calcext:value-type="float">
            <text:p>43.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0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7824" calcext:value-type="float">
            <text:p>42.7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0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9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9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3336" calcext:value-type="float">
            <text:p>42.6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9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6944" calcext:value-type="float">
            <text:p>43.3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9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8032" calcext:value-type="float">
            <text:p>42.9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9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5864" calcext:value-type="float">
            <text:p>42.3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9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9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9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6528" calcext:value-type="float">
            <text:p>43.0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9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9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8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8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8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8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348" calcext:value-type="float">
            <text:p>43.0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8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5504" calcext:value-type="float">
            <text:p>43.2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8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684" calcext:value-type="float">
            <text:p>43.2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8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6904" calcext:value-type="float">
            <text:p>43.0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8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0744" calcext:value-type="float">
            <text:p>43.2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8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48" calcext:value-type="float">
            <text:p>43.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8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0536" calcext:value-type="float">
            <text:p>43.1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0536" calcext:value-type="float">
            <text:p>43.1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6192" calcext:value-type="float">
            <text:p>43.4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7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1016" calcext:value-type="float">
            <text:p>43.1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7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7968" calcext:value-type="float">
            <text:p>43.1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7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916" calcext:value-type="float">
            <text:p>42.8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7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4232" calcext:value-type="float">
            <text:p>43.0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7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6968" calcext:value-type="float">
            <text:p>42.7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7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872" calcext:value-type="float">
            <text:p>43.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7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8216" calcext:value-type="float">
            <text:p>43.6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7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6528" calcext:value-type="float">
            <text:p>43.0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7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3792" calcext:value-type="float">
            <text:p>43.2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6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5024" calcext:value-type="float">
            <text:p>43.2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6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8928" calcext:value-type="float">
            <text:p>43.2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6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6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3728" calcext:value-type="float">
            <text:p>43.5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8" meta:object-count="0"/>
    <meta:user-defined meta:name="AppVersion">3.0</meta:user-defined>
  </office:meta>
</office:document-meta>
</file>